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1.32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Pin number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I/O</text:p>
          </table:table-cell>
          <table:table-cell table:style-name="ce1" office:value-type="string">
            <text:p>Pull Up</text:p>
          </table:table-cell>
          <table:table-cell table:style-name="ce1" office:value-type="string">
            <text:p>Special Hardwar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LED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Red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PB2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Green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PB3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Buzzer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Buzzer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PB4</text:p>
          </table:table-cell>
          <table:table-cell table:style-name="ce1" office:value-type="string">
            <text:p>O</text:p>
          </table:table-cell>
          <table:table-cell/>
          <table:table-cell table:style-name="ce1" office:value-type="string">
            <text:p>OC0B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Light Sensor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Analog in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PA5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ADC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Charger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Analog in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PA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ADC0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Chg Detect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PB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Chg Status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PB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Distance IR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Distance Receive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PA7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ADC7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Distance LED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PA6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essage IR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TX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PC1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RX1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PC2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RX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PC3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RX3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PC4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RX4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PC5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RX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PC6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RX6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PC7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Line Sensors/Bumper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IR Enable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PA4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Bumper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PA3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ADC3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Line Sense 2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PA2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ADC2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Line Sense 1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PA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ADC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Data Antenna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One-wire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PD1</text:p>
          </table:table-cell>
          <table:table-cell table:style-name="ce1" office:value-type="string">
            <text:p>I/O</text:p>
          </table:table-cell>
          <table:table-cell table:style-name="ce1" office:value-type="string">
            <text:p>Situational</text:p>
          </table:table-cell>
          <table:table-cell table:style-name="ce1" office:value-type="string">
            <text:p>TXD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otor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AIN1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PD5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AIN2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PC0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APWM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PD7</text:p>
          </table:table-cell>
          <table:table-cell table:style-name="ce1" office:value-type="string">
            <text:p>O</text:p>
          </table:table-cell>
          <table:table-cell/>
          <table:table-cell table:style-name="ce1" office:value-type="string">
            <text:p>OC2A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BIN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PD3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BIN2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PD2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>
            <text:p>BPWM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PD6</text:p>
          </table:table-cell>
          <table:table-cell table:style-name="ce1" office:value-type="string">
            <text:p>O</text:p>
          </table:table-cell>
          <table:table-cell/>
          <table:table-cell table:style-name="ce1" office:value-type="string">
            <text:p>OC2B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>
            <text:p>STBY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PD4</text:p>
          </table:table-cell>
          <table:table-cell table:style-name="ce1" office:value-type="string">
            <text:p>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Clock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duh</text:p>
          </table:table-cell>
          <table:table-cell table:number-columns-repeated="2" table:style-name="ce1" office:value-type="string">
            <text:p>none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TIMER3</text:p>
          </table:table-cell>
          <table:table-cell table:number-columns-repeated="1017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5135"/>
    <style:style style:name="Comma_5b_0_5d_" style:display-name="Comma[0]" style:family="table-cell" style:parent-style-name="Default" style:data-style-name="N5133"/>
    <style:style style:name="Currency" style:family="table-cell" style:parent-style-name="Default" style:data-style-name="N5136"/>
    <style:style style:name="Currency_5b_0_5d_" style:display-name="Currency[0]" style:family="table-cell" style:parent-style-name="Default" style:data-style-name="N5134"/>
    <style:style style:name="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cent" style:family="table-cell" style:parent-style-name="Default" style:data-style-name="N5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10/01/2012</text:date>, <text:time>18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01T18:50:19.73</dc:date>
    <meta:editing-duration>PT1M</meta:editing-duration>
    <meta:editing-cycles>1</meta:editing-cycles>
    <meta:document-statistic meta:table-count="1" meta:cell-count="159" meta:object-count="0"/>
  </office:meta>
</office:document-meta>
</file>